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12.89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6.8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2" table:style-name="ta1">
        <office:forms form:automatic-focus="false" form:apply-design-mode="false"/>
        <table:table-column table:style-name="co1" table:number-columns-repeated="6" table:default-cell-style-name="ce1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DXCC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TU</text:p>
          </table:table-cell>
          <table:table-cell office:value-type="string" calcext:value-type="string">
            <text:p>CQ</text:p>
          </table:table-cell>
        </table:table-row>
        <table:table-row table:style-name="ro2">
          <table:table-cell office:value-type="string" calcext:value-type="string">
            <text:p>1A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ov Mil Order of Malta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1A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ov. Mil. Order Of Malta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1B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Northern Cypru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Minerva Reef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1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Spratly Islands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Isle of Man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E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F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G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H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2I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orthern Ire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K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M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cot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N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O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P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Q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R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U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uernsey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V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X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Z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onaco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Mauritius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office:value-type="string" calcext:value-type="string">
            <text:p>3B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galega &amp; St Brandon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office:value-type="string" calcext:value-type="string">
            <text:p>3B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galega &amp; St Brandon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B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Mauritius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B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odriguez Is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office:value-type="string" calcext:value-type="string">
            <text:p>3C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Equatorial Guinea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C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nnobon Is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D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Fiji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D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Rotuma Is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D2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nway Reef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D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waziland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DA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waziland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DB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waziland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DC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waziland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DD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waziland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DE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waziland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DF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waziland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DG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waziland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DH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waziland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DI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waziland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DJ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waziland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DK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waziland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DL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waziland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DM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waziland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nam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F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nam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G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Chile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H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I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J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K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L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M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N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O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P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Q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U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V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Tunisia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W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Vietnam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Guinea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ouvet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Y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Peter I Is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Z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oland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xic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xic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xic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D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Philippines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4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Philippines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4F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Philippines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4G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Philippines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4H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Philippines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4I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Philippines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4J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zerbaijan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4J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ly Vysotsky Island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zerbaijan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4K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uth Shetland Islands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4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Georgia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N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erbia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N5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cedonia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O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ontenegro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P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ri Lanka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Q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ri Lanka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R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ri Lanka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ri Lanka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T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Peru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U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ITU Geneva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U_ITU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Itu Geneva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4U_UN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Nations Hq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V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iti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W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Timor Leste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4X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srael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4X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srael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4Z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srael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A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ibya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ypru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C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Morocco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Morocco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5E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Morocco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5F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Morocco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5G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Morocco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5H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Tanzania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H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Zanzibar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I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Tanzania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iberia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5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iberia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5N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Nigeria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5O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Nigeria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5R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Madagascar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Madagascar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T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Mauritania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5U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Niger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5V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Togo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5W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Samoa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5X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Uganda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Y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Kenya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Z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Kenya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Egypt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Egypt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6C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yria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xic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xic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xic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xic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xic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xic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J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xic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K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outh Kore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6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outh Kore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6M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outh Kore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6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outh Kore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6O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omalia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6P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akistan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6Q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akistan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6R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akistan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6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akistan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6T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udan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6U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udan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6V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enegal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6W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enegal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6X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Madagascar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6Y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amaic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Z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iberia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7A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7C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7D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7E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7F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7G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7H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7I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7J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7J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Okino Tori-shima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7K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7L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7M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7N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7O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Yemen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7P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esotho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7Q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Malawi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7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lgeria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7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lgeria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7U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lgeria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7V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lgeria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7W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lgeria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7X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lgeria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7Y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lgeria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7Z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audi Arabia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8A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8C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8D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8E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8F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8G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8H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8I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8J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8K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8L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8M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8N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8O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otswana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8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bado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8Q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Maldive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8Q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Maldive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8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Guyan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8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dia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8U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dia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8V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dia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8W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dia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8X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dia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8Y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dia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8Z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audi Arabia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8Z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audi Arabia/iraq Neut. Zone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8Z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audi/kuwait N.z.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A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Croatia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ran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ran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ran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Ethiopia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9F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Ethiopia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9G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Ghana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9H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lta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9I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Zambia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9J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Zambia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9K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Kuwait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9K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audi/kuwait N.z.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L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ierra Leon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9M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West Malaysia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9M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Spratly Islands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string" calcext:value-type="string">
            <text:p>9M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West Malaysia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9M4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West Malaysia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9M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East Malaysia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9M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East Malaysia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9N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Nepal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9O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Dem. Republic of Congo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9P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Dem. Republic of Congo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9Q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Dem. Republic of Congo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9R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Dem. Republic of Congo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9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Dem. Republic of Congo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9S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aar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9T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Dem. Republic of Congo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9U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urundi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office:value-type="string" calcext:value-type="string">
            <text:p>9U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uanda-urundi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9V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ingapore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9W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West Malaysia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9X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wanda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office:value-type="string" calcext:value-type="string">
            <text:p>9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Trinidad &amp; Tobago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9Z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Trinidad &amp; Tobago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otswana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Tonga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Oman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Bhutan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A6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United Arab Emirate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Qatar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iberia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Bahrain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B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B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B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B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B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B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B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B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B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C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C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C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C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C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C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C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C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C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ikkim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4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ibet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AD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D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D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D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D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D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D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D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D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F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F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F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F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F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F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F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F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F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G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G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G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G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G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G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G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G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G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H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H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H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H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H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H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H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H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H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H8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Swains Island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AI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I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I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I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I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I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I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I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I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J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J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J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J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J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J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J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J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J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akistan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Q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akistan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akistan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akistan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dia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dia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V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dia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dia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rgentin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rgentin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J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Q9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ratas Island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string" calcext:value-type="string">
            <text:p>BS7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carborough Reef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V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aiwan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V9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ratas Island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Z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Nauru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Andorra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ypru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The Gambia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hama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Mozambique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Manchuri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Mozambique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Chile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Chile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Chile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Chile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Chile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E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Easter Is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CE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Juan Fernandez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CE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n Felix &amp; San Ambrosio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CE9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uth Shetland Islands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ub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ub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Morocco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N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Tangier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ub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Bolivi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Bolivia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Damao, Dui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R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Goa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CR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Portuguese Timor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ortugal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T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Madeira Is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Azores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Urugua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Urugua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X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Urugua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Y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able Islan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Y9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 Paul Islan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ngola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ngola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Cape Verd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iberia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Comoros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outh Kore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outh Kore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outh Kore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erman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erman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erman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erman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erman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erman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erman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H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erman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erman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J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erman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erman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L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erman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erman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N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erman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erman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erman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Q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erman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erman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outh Kore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outh Kore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Philippines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Philippines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W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Philippines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Philippines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Philippines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Philippines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hailand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Eritrea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alestine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E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South Cook Islands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Niue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E7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osnia and Herzegovina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pain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A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earic Is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A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Canary Is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string" calcext:value-type="string">
            <text:p>EA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Ceuta &amp; Melilla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A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Ifni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B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pain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pain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D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pain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pain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F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pain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pain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pain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Ire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J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Ire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rmenia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iberia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Ukraine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Ukraine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O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Ukraine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ran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Q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ran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oldav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stonia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Ethiopia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elarus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elarus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elarus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Kyrgyzstan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Kyrgyzstan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Y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ajikistan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EZ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urkmenistan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B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Comoros (fb8)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rench West Africa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G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uadeloup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Comoros (fb8)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H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Mayotte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I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French Indo-china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string" calcext:value-type="string">
            <text:p>FJ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. Barthelemy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K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New Caledonia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tiniqu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N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French India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lipperton Is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O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French Polynesia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FO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Austral Islands, Tubuai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F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 Pierre &amp; Miquel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Q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Q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rench Eq. Africa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office:value-type="string" calcext:value-type="string">
            <text:p>FQ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rench Eq. Africa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eunion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FR/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Juan De Nova, Europa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R/G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Glorioso Is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FR/J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Juan De Nova, Europa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R/T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Tromelin Is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T5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Crozet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T5X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Kerguelen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office:value-type="string" calcext:value-type="string">
            <text:p>FT5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msterdam &amp; St Paul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V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W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Wallis &amp; Futuna Is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X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Y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French Guian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Z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Wales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Isle of Man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F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Jersey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GI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orthern Ire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J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Jersey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K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cot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GN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orthern Ire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uernsey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Q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cot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Isle of Man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U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uernsey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V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Wales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Z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cot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ypru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nam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H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Solomon Islands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40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Temotu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5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outh Africa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icaragu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icaragu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nam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nam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Hungary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B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witzerland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B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Liechtenstein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Ecuador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C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Galapago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Ecuador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D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Galapago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oland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HF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uth Shetland Islands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Hungary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H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iti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HI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minican Republic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J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Colombi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K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Colombi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K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jo Nuevo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K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Malpelo Is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HK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an Andreas &amp; Providenci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HK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rrana Bank &amp; Roncador Cay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outh Kore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HM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DPR of Kore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N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raq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nam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nam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ndura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ndura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hailand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icaragu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V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Vatican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W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X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Y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audi Arabia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Italy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Italy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1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riest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I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Italian Somaliland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M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ardinia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S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ardinia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Djibouti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enad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J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Guinea-bissau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 Luci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minic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 Vincent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B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C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D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JD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Minami Torishima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JD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Ogasawara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F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G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H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I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J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K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L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M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N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Q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R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R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Okinawa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pa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T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Mongol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T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Mongol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U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Mongol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U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Mongol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V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Mongol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V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Mongol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W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valbard I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X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Jan Mayen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Y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ordan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Z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JZ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Netherlands N. Guine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C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C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C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C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C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C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KC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C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C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C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C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C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C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KC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C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C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C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C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C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C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KC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arctica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office:value-type="string" calcext:value-type="string">
            <text:p>KG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uantanamo Bay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H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Mariana Is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string" calcext:value-type="string">
            <text:p>KH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Baker, Howland Is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H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Guam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H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Johnston Is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H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Midway Is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KH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Palmyra &amp; Jarvis Is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KH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Palmyra &amp; Jarvis Is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KH5K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Kingman Reef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H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Hawaii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H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Hawaii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H7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Kure Island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KH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American Samoa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KH8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Swains Island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H9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Wake Is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L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ask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KP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vassa Islan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P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irgin I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P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uerto Rico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KP3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rrana Bank &amp; Roncador Cay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P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uerto Rico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P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esecheo I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R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Okinawa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R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Okinawa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4">
          <table:table-cell office:value-type="string" calcext:value-type="string">
            <text:p>KS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rrana Bank &amp; Roncador Cay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S4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wan Island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Z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al Zone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rgentin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rgentin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rgentin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rgentin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rgentin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rgentin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rgentin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rgentin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orwa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orwa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orwa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orwa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orwa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orwa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orwa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orwa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orwa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orwa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K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orwa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orwa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M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orwa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orwa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rgentin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rgentin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Q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rgentin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rgentin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rgentin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rgentin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rgentin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rgentin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rgentin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X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Luxembourg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Y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Lithuania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Z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ulgari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Isle of Man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Jersey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MI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orthern Ire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cot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MN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orthern Ire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uernsey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Q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cot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Isle of Man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uernsey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X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Z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cot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H8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Swains Island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NP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vassa Islan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Peru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B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Peru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Peru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Lebanon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Austria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inlan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inlan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inlan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H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Aland Is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H0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rket Reef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I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inlan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J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rket Reef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OK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Czech Republic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OL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Czech Republic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OM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lovak Republic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elgium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O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elgium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elgium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Q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elgium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elgium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elgium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elgium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X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eenland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X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eenland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aroe Is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Z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Denmark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P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Papua New Guine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P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Papua Territory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P2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Terr New Guine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ypru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rub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DPR of Kore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P6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DPR of Kore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P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DPR of Kore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P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DPR of Kore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P9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DPR of Kore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etherlands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etherlands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etherlands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etherlands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etherlands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etherlands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etherlands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etherlands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etherlands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J2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Curacao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J4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Bonair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J5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aba, St Eustatiu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PJ6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aba, St Eustatiu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J7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t. Maarte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PJ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 Maarten, Saba, St Eustatiu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PJ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Bonaire,curacao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K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Java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K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Java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K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Java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K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Sumatra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PK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Netherlands Borneo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PK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elebe/molucca Is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N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Brazi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PP0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Fernando De Noronh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PP0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t Peter &amp; St Paul Rks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PP0T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Trindade &amp; Martim Vaz Is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Q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Brazi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Brazi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Brazi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Brazi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Brazi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Brazi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W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Brazi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Brazi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Brazi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Z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rinam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1FJ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anz Josef Land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R1MV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ly Vysotsky Island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F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G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J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M1V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lyj Vysotskij Is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Q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V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W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Y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iatic Russia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RZ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ean Russia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S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Western Sahara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Bangladesh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Bangladesh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outh Africa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lovenia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ingapore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eychelles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outh Africa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string" calcext:value-type="string">
            <text:p>S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ao Tome &amp; Principe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weden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weden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weden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weden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weden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weden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weden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weden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weden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J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weden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weden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weden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weden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oland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oland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oland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oland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oland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SA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Egypt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SB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Egypt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SC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Egypt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SD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Egypt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Egypt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SF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Egypt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SG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Egypt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SH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Egypt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SI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Egypt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SJ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Egypt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SK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Egypt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SL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Egypt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SM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Egypt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SN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udan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SO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udan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SP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udan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SQ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udan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SR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udan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S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udan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ST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udan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SU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udan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SV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udan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SW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udan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SX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udan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SY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udan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SZ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udan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udan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ST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outhern Sudan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ST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outhern Sudan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Egypt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reece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V/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t Athos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V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Dodecanese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V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Crete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reece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X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reece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reece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Z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reece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Tuvalu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3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W. Kiribati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 Kiribati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T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Eastern Kiribati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T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Eastern Kiribati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33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Banaba Is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ub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omalia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an Marino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Palau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string" calcext:value-type="string">
            <text:p>T9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osnia and Herzegovina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urkey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urkey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urkey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urkey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urkey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urkey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uatemal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sta Ric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F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Iceland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uatemal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sta Ric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cos Island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J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Cameroon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K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Corsica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L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Central Africa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Congo (republic Of The)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Q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Gabon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Chad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Ivory Coast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hesterfield Islands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enin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Mali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UA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Kaliningrad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J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Uzbekistan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Uzbekistan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L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Uzbekistan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M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Uzbekistan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Kazakhstan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Kazakhstan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UN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Karelo-finnish Republic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O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Kazakhstan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O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Kazakhstan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Kazakhstan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Kazakhstan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Q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Kazakhstan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Q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Kazakhstan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Ukraine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Ukraine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Ukraine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U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Ukraine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V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Ukraine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W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Ukraine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X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Ukraine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Y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Ukraine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Z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Ukraine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V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tigua &amp; Barbud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elize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V4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 Kitts &amp; Nevi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Namibia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Micronesia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Marshall Is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Brunei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outh Africa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Australia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Australia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Australia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Australia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Australia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Australia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K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Heard Is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VK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Macquarie Is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VK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Papua Territory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VK9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Terr New Guine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VK9C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cos-keeling Is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K9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Lord Howe Is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K9M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Mellish Reef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K9N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Norfolk Is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K9W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Willis Is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K9X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hristmas Is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P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P2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guill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P2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ontserrat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VP2V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ritish Virgin I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VP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urks &amp; Caicos I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P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Pitcairn Is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P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Falkland Is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VP8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uth Georgia Is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VP8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uth Orkney Is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P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uth Sandwich Islands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P8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uth Shetland Islands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P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ermuda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Q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Q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Zanzibar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office:value-type="string" calcext:value-type="string">
            <text:p>VQ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ritish Somali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VQ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ldabra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VQ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Chagos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VQ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Desroches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VQ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arquhar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V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VS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British N. Boreno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VS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Malaya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VS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British N. Boreno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VS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Sarawak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VS9A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eoples Dem Rep Of Yemen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VS9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Kuria Muria I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S9K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Kamaran I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VS9P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eoples Dem Rep Of Yemen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VS9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eoples Dem Rep Of Yemen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dia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U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dia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V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dia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W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dia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H8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Swains Island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WP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vassa Islan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X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xic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XA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villa Giged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xic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xic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xic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xic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xic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xic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xic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xic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Q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Chile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X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Chile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X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h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XT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urkina Faso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XU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ambodia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Vietnam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string" calcext:value-type="string">
            <text:p>XV9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Spratly Islands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XW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Lao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XX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Macao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XY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Myanmar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Myanmar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erman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erman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erman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erman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erman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erman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erman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erman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Y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fghanistan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YC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YD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YF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YG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YH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Indonesi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YI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raq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YJ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Vanuatu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YK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yria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YL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Latvia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YM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urkey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Y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icaragu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YO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omani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Y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omani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YQ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omani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YR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omani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Y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l Salvador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YT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erbia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YU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erbia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YV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Venezuel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YV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ves Islan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W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Venezuel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YX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Venezuel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YY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Venezuel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YZ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erbia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Z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Zimbabwe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Z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cedonia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Z6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epublic of Kosovo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Z8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outh Sudan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Albania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ZB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ibraltar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ZB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ibraltar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ZC4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yprus Sovereign Base Are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ZC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British N. Boreno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ZC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alestine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D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ZD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Gold Coast, Togoland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ZD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t Helena Is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office:value-type="string" calcext:value-type="string">
            <text:p>ZD8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scension Island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ZD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Tristan Da Cunha &amp; Gough Is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ZE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ZF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yman Island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ZG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ZH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ZI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ZJ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Z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New Zealand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K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N Cook Is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K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S Cook Is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K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Niue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K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Tokelau Is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New Zealand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L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hatham Is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L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Kermadec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ZL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Auckland &amp; Campbell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New Zealand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ZO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ZP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Paraguay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ZQ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gland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outh Africa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Z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outh Africa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string" calcext:value-type="string">
            <text:p>ZS0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Penguin Islands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ZS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Prince Edward &amp; Marion Is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ZS9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Walvis Bay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ZT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outh Africa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ZU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outh Africa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ZV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Brazi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ZW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Brazi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Z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Brazi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Z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Brazi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ZZ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Brazi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36">
      <number:text>(€ 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€ 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39">
      <number:text>(€ 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€ 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€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€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€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3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2">00.00.0000</text:date>, <text:time style:data-style-name="N2" text:time-value="13:24:01.89506528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DXCC" style:display-name="PageStyle_DXC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</meta:initial-creator>
    <meta:creation-date>2004-11-03T15:42:35</meta:creation-date>
    <dc:date>2019-10-12T13:25:45.881415442</dc:date>
    <meta:generator>LibreOffice/5.2.7.2$Linux_X86_64 LibreOffice_project/20m0$Build-2</meta:generator>
    <meta:editing-duration>PT18M13S</meta:editing-duration>
    <meta:editing-cycles>2</meta:editing-cycles>
    <meta:document-statistic meta:table-count="1" meta:cell-count="18804" meta:object-count="0"/>
  </office:meta>
</office:document-meta>
</file>